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T6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ort Substrings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Alice guesses the strings that Bob made for her.</text:p>
        <text:p text:style-name="P7">At first, Bob came up with the secret string <text:bookmark text:name="MathJax-Element-1-Frame"/><text:bookmark text:name="MathJax-Span-1"/><text:bookmark text:name="MathJax-Span-2"/><text:bookmark text:name="MathJax-Span-3"/><text:span text:style-name="T1">a</text:span><text:span text:style-name="T2">�</text:span> consisting of lowercase English letters. The string <text:bookmark text:name="MathJax-Element-2-Frame"/><text:bookmark text:name="MathJax-Span-4"/><text:bookmark text:name="MathJax-Span-5"/><text:bookmark text:name="MathJax-Span-6"/><text:span text:style-name="T1">a</text:span><text:span text:style-name="T2">�</text:span> has a length of <text:bookmark text:name="MathJax-Element-3-Frame"/><text:bookmark text:name="MathJax-Span-7"/><text:bookmark text:name="MathJax-Span-8"/><text:bookmark text:name="MathJax-Span-9"/><text:span text:style-name="T3">2</text:span><text:span text:style-name="T2">2</text:span> or more characters. Then, from string <text:bookmark text:name="MathJax-Element-4-Frame"/><text:bookmark text:name="MathJax-Span-10"/><text:bookmark text:name="MathJax-Span-11"/><text:bookmark text:name="MathJax-Span-12"/><text:span text:style-name="T1">a</text:span><text:span text:style-name="T2">�</text:span> he builds a new string <text:bookmark text:name="MathJax-Element-5-Frame"/><text:bookmark text:name="MathJax-Span-13"/><text:bookmark text:name="MathJax-Span-14"/><text:bookmark text:name="MathJax-Span-15"/><text:span text:style-name="T1">b</text:span><text:span text:style-name="T2">�</text:span> and offers Alice the string <text:bookmark text:name="MathJax-Element-6-Frame"/><text:bookmark text:name="MathJax-Span-16"/><text:bookmark text:name="MathJax-Span-17"/><text:bookmark text:name="MathJax-Span-18"/><text:span text:style-name="T1">b</text:span><text:span text:style-name="T2">�</text:span> so that she can guess the string <text:bookmark text:name="MathJax-Element-7-Frame"/><text:bookmark text:name="MathJax-Span-19"/><text:bookmark text:name="MathJax-Span-20"/><text:bookmark text:name="MathJax-Span-21"/><text:span text:style-name="T1">a</text:span><text:span text:style-name="T2">�</text:span>.</text:p>
        <text:p text:style-name="P7">Bob builds <text:bookmark text:name="MathJax-Element-8-Frame"/><text:bookmark text:name="MathJax-Span-22"/><text:bookmark text:name="MathJax-Span-23"/><text:bookmark text:name="MathJax-Span-24"/><text:span text:style-name="T1">b</text:span><text:span text:style-name="T2">�</text:span> from <text:bookmark text:name="MathJax-Element-9-Frame"/><text:bookmark text:name="MathJax-Span-25"/><text:bookmark text:name="MathJax-Span-26"/><text:bookmark text:name="MathJax-Span-27"/><text:span text:style-name="T1">a</text:span><text:span text:style-name="T2">�</text:span> as follows: he writes all the substrings of length <text:bookmark text:name="MathJax-Element-10-Frame"/><text:bookmark text:name="MathJax-Span-28"/><text:bookmark text:name="MathJax-Span-29"/><text:bookmark text:name="MathJax-Span-30"/><text:span text:style-name="T3">2</text:span><text:span text:style-name="T2">2</text:span> of the string <text:bookmark text:name="MathJax-Element-11-Frame"/><text:bookmark text:name="MathJax-Span-31"/><text:bookmark text:name="MathJax-Span-32"/><text:bookmark text:name="MathJax-Span-33"/><text:span text:style-name="T1">a</text:span><text:span text:style-name="T2">�</text:span> in the order from left to right, and then joins them in the same order into the string <text:bookmark text:name="MathJax-Element-12-Frame"/><text:bookmark text:name="MathJax-Span-34"/><text:bookmark text:name="MathJax-Span-35"/><text:bookmark text:name="MathJax-Span-36"/><text:span text:style-name="T1">b</text:span><text:span text:style-name="T2">�</text:span>.</text:p>
        <text:p text:style-name="P7">For example, if Bob came up with the string <text:bookmark text:name="MathJax-Element-13-Frame"/><text:bookmark text:name="MathJax-Span-37"/><text:bookmark text:name="MathJax-Span-38"/><text:bookmark text:name="MathJax-Span-39"/><text:span text:style-name="T1">a</text:span><text:span text:style-name="T2">�</text:span>="<text:span text:style-name="T6">abac</text:span>", then all the substrings of length <text:bookmark text:name="MathJax-Element-14-Frame"/><text:bookmark text:name="MathJax-Span-40"/><text:bookmark text:name="MathJax-Span-41"/><text:bookmark text:name="MathJax-Span-42"/><text:span text:style-name="T3">2</text:span><text:span text:style-name="T2">2</text:span> of the string <text:bookmark text:name="MathJax-Element-15-Frame"/><text:bookmark text:name="MathJax-Span-43"/><text:bookmark text:name="MathJax-Span-44"/><text:bookmark text:name="MathJax-Span-45"/><text:span text:style-name="T1">a</text:span><text:span text:style-name="T2">�</text:span> are: "<text:span text:style-name="T6">ab</text:span>", "<text:span text:style-name="T6">ba</text:span>", "<text:span text:style-name="T6">ac</text:span>". Therefore, the string <text:bookmark text:name="MathJax-Element-16-Frame"/><text:bookmark text:name="MathJax-Span-46"/><text:bookmark text:name="MathJax-Span-47"/><text:bookmark text:name="MathJax-Span-48"/><text:span text:style-name="T1">b</text:span><text:span text:style-name="T2">�</text:span>="<text:span text:style-name="T6">abbaac</text:span>".</text:p>
        <text:p text:style-name="P7">You are given the string <text:bookmark text:name="MathJax-Element-17-Frame"/><text:bookmark text:name="MathJax-Span-49"/><text:bookmark text:name="MathJax-Span-50"/><text:bookmark text:name="MathJax-Span-51"/><text:span text:style-name="T1">b</text:span><text:span text:style-name="T2">�</text:span>. Help Alice to guess the string <text:bookmark text:name="MathJax-Element-18-Frame"/><text:bookmark text:name="MathJax-Span-52"/><text:bookmark text:name="MathJax-Span-53"/><text:bookmark text:name="MathJax-Span-54"/><text:span text:style-name="T1">a</text:span><text:span text:style-name="T2">�</text:span> that Bob came up with. It is guaranteed that <text:bookmark text:name="MathJax-Element-19-Frame"/><text:bookmark text:name="MathJax-Span-55"/><text:bookmark text:name="MathJax-Span-56"/><text:bookmark text:name="MathJax-Span-57"/><text:span text:style-name="T1">b</text:span><text:span text:style-name="T2">�</text:span> was built according to the algorithm given above. It can be proved that the answer to the problem is unique.</text:p>
        <text:p text:style-name="P9">Input</text:p>
        <text:p text:style-name="P7">The first line contains a single positive integer <text:bookmark text:name="MathJax-Element-20-Frame"/><text:bookmark text:name="MathJax-Span-58"/><text:bookmark text:name="MathJax-Span-59"/><text:bookmark text:name="MathJax-Span-60"/><text:span text:style-name="T1">t</text:span><text:span text:style-name="T2">�</text:span> (<text:bookmark text:name="MathJax-Element-21-Frame"/><text:bookmark text:name="MathJax-Span-61"/><text:bookmark text:name="MathJax-Span-62"/><text:bookmark text:name="MathJax-Span-63"/><text:span text:style-name="T3">1</text:span><text:bookmark text:name="MathJax-Span-64"/><text:span text:style-name="T4">≤</text:span><text:bookmark text:name="MathJax-Span-65"/><text:span text:style-name="T1">t</text:span><text:bookmark text:name="MathJax-Span-66"/><text:span text:style-name="T4">≤</text:span><text:bookmark text:name="MathJax-Span-67"/><text:span text:style-name="T3">1000</text:span><text:span text:style-name="T2">1≤�≤1000</text:span>) — the number of test cases in the test. Then <text:bookmark text:name="MathJax-Element-22-Frame"/><text:bookmark text:name="MathJax-Span-68"/><text:bookmark text:name="MathJax-Span-69"/><text:bookmark text:name="MathJax-Span-70"/><text:span text:style-name="T1">t</text:span><text:span text:style-name="T2">�</text:span> test cases follow.</text:p>
        <text:p text:style-name="P7">Each test case consists of one line in which the string <text:bookmark text:name="MathJax-Element-23-Frame"/><text:bookmark text:name="MathJax-Span-71"/><text:bookmark text:name="MathJax-Span-72"/><text:bookmark text:name="MathJax-Span-73"/><text:span text:style-name="T1">b</text:span><text:span text:style-name="T2">�</text:span> is written, consisting of lowercase English letters (<text:bookmark text:name="MathJax-Element-24-Frame"/><text:bookmark text:name="MathJax-Span-74"/><text:bookmark text:name="MathJax-Span-75"/><text:bookmark text:name="MathJax-Span-76"/><text:span text:style-name="T3">2</text:span><text:bookmark text:name="MathJax-Span-77"/><text:span text:style-name="T4">≤</text:span><text:bookmark text:name="MathJax-Span-78"/><text:bookmark text:name="MathJax-Span-79"/><text:bookmark text:name="MathJax-Span-80"/><text:span text:style-name="T3">|</text:span><text:bookmark text:name="MathJax-Span-81"/><text:span text:style-name="T1">b</text:span><text:bookmark text:name="MathJax-Span-82"/><text:bookmark text:name="MathJax-Span-83"/><text:bookmark text:name="MathJax-Span-84"/><text:span text:style-name="T3">|</text:span><text:bookmark text:name="MathJax-Span-85"/><text:span text:style-name="T4">≤</text:span><text:bookmark text:name="MathJax-Span-86"/><text:span text:style-name="T3">100</text:span><text:span text:style-name="T2">2≤|�|≤100</text:span>) — the string Bob came up with, where <text:bookmark text:name="MathJax-Element-25-Frame"/><text:bookmark text:name="MathJax-Span-87"/><text:bookmark text:name="MathJax-Span-88"/><text:bookmark text:name="MathJax-Span-89"/><text:bookmark text:name="MathJax-Span-90"/><text:bookmark text:name="MathJax-Span-91"/><text:span text:style-name="T3">|</text:span><text:bookmark text:name="MathJax-Span-92"/><text:span text:style-name="T1">b</text:span><text:bookmark text:name="MathJax-Span-93"/><text:bookmark text:name="MathJax-Span-94"/><text:bookmark text:name="MathJax-Span-95"/><text:span text:style-name="T3">|</text:span><text:span text:style-name="T2">|�|</text:span> is the length of the string <text:bookmark text:name="MathJax-Element-26-Frame"/><text:bookmark text:name="MathJax-Span-96"/><text:bookmark text:name="MathJax-Span-97"/><text:bookmark text:name="MathJax-Span-98"/><text:span text:style-name="T1">b</text:span><text:span text:style-name="T2">�</text:span>. It is guaranteed that <text:bookmark text:name="MathJax-Element-27-Frame"/><text:bookmark text:name="MathJax-Span-99"/><text:bookmark text:name="MathJax-Span-100"/><text:bookmark text:name="MathJax-Span-101"/><text:span text:style-name="T1">b</text:span><text:span text:style-name="T2">�</text:span> was built according to the algorithm given above.</text:p>
        <text:p text:style-name="P9">Output</text:p>
        <text:p text:style-name="P7">Output <text:bookmark text:name="MathJax-Element-28-Frame"/><text:bookmark text:name="MathJax-Span-102"/><text:bookmark text:name="MathJax-Span-103"/><text:bookmark text:name="MathJax-Span-104"/><text:span text:style-name="T1">t</text:span><text:span text:style-name="T2">�</text:span> answers to test cases. Each answer is the secret string <text:bookmark text:name="MathJax-Element-29-Frame"/><text:bookmark text:name="MathJax-Span-105"/><text:bookmark text:name="MathJax-Span-106"/><text:bookmark text:name="MathJax-Span-107"/><text:span text:style-name="T1">a</text:span><text:span text:style-name="T2">�</text:span>, consisting of lowercase English letters, that Bob came up with.</text:p>
        <text:p text:style-name="P8">Example</text:p>
        <text:p text:style-name="P10">input</text:p>
        <text:section text:style-name="Sect1" text:name="id007428283416619323">
          <text:p text:style-name="P11">Copy</text:p>
        </text:section>
        <text:p text:style-name="P1"><text:bookmark text:name="id0016756474949397315"/>4</text:p>
        <text:p text:style-name="P2">abbaac</text:p>
        <text:p text:style-name="P2">ac</text:p>
        <text:p text:style-name="P2">bccddaaf</text:p>
        <text:p text:style-name="P2">zzzzzzzzzz</text:p>
        <text:p text:style-name="P10">output</text:p>
        <text:section text:style-name="Sect1" text:name="id005345705169374169">
          <text:p text:style-name="P11">Copy</text:p>
        </text:section>
        <text:p text:style-name="P1"><text:bookmark text:name="id007075663963025993"/>abac</text:p>
        <text:p text:style-name="P2">ac</text:p>
        <text:p text:style-name="P2">bcdaf</text:p>
        <text:p text:style-name="P2">zzzzzz</text:p>
        <text:p text:style-name="P9">Note</text:p>
        <text:p text:style-name="P6">The first test case is explained in the statement.</text:p>
        <text:p text:style-name="P7">In the second test case, Bob came up with the string <text:bookmark text:name="MathJax-Element-30-Frame"/><text:bookmark text:name="MathJax-Span-108"/><text:bookmark text:name="MathJax-Span-109"/><text:bookmark text:name="MathJax-Span-110"/><text:span text:style-name="T1">a</text:span><text:span text:style-name="T2">�</text:span>="<text:span text:style-name="T6">ac</text:span>", the string <text:bookmark text:name="MathJax-Element-31-Frame"/><text:bookmark text:name="MathJax-Span-111"/><text:bookmark text:name="MathJax-Span-112"/><text:bookmark text:name="MathJax-Span-113"/><text:span text:style-name="T1">a</text:span><text:span text:style-name="T2">�</text:span> has a length <text:bookmark text:name="MathJax-Element-32-Frame"/><text:bookmark text:name="MathJax-Span-114"/><text:bookmark text:name="MathJax-Span-115"/><text:bookmark text:name="MathJax-Span-116"/><text:span text:style-name="T3">2</text:span><text:span text:style-name="T2">2</text:span>, so the string <text:bookmark text:name="MathJax-Element-33-Frame"/><text:bookmark text:name="MathJax-Span-117"/><text:bookmark text:name="MathJax-Span-118"/><text:bookmark text:name="MathJax-Span-119"/><text:span text:style-name="T1">b</text:span><text:span text:style-name="T2">�</text:span> is equal to the string <text:bookmark text:name="MathJax-Element-34-Frame"/><text:bookmark text:name="MathJax-Span-120"/><text:bookmark text:name="MathJax-Span-121"/><text:bookmark text:name="MathJax-Span-122"/><text:span text:style-name="T1">a</text:span><text:span text:style-name="T2">�</text:span>.</text:p>
        <text:p text:style-name="P7">In the third test case, Bob came up with the string <text:bookmark text:name="MathJax-Element-35-Frame"/><text:bookmark text:name="MathJax-Span-123"/><text:bookmark text:name="MathJax-Span-124"/><text:bookmark text:name="MathJax-Span-125"/><text:span text:style-name="T1">a</text:span><text:span text:style-name="T2">�</text:span>="<text:span text:style-name="T6">bcdaf</text:span>", substrings of length <text:bookmark text:name="MathJax-Element-36-Frame"/><text:bookmark text:name="MathJax-Span-126"/><text:bookmark text:name="MathJax-Span-127"/><text:bookmark text:name="MathJax-Span-128"/><text:span text:style-name="T3">2</text:span><text:span text:style-name="T2">2</text:span> of string <text:bookmark text:name="MathJax-Element-37-Frame"/><text:bookmark text:name="MathJax-Span-129"/><text:bookmark text:name="MathJax-Span-130"/><text:bookmark text:name="MathJax-Span-131"/><text:span text:style-name="T1">a</text:span><text:span text:style-name="T2">�</text:span> are: "<text:span text:style-name="T6">bc</text:span>", "<text:span text:style-name="T6">cd</text:span>", "<text:span text:style-name="T6">da</text:span>", "<text:span text:style-name="T6">af</text:span>", so the string <text:bookmark text:name="MathJax-Element-38-Frame"/><text:bookmark text:name="MathJax-Span-132"/><text:bookmark text:name="MathJax-Span-133"/><text:bookmark text:name="MathJax-Span-134"/><text:span text:style-name="T1">b</text:span><text:span text:style-name="T2">�</text:span>="<text:span text:style-name="T6">bccddaaf</text:span>"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1T20:35:34.031000000</dc:date>
    <meta:editing-duration>PT8S</meta:editing-duration>
    <meta:editing-cycles>1</meta:editing-cycles>
    <meta:document-statistic meta:table-count="0" meta:image-count="0" meta:object-count="0" meta:page-count="1" meta:paragraph-count="38" meta:word-count="366" meta:character-count="1973" meta:non-whitespace-character-count="1641"/>
    <meta:generator>LibreOffice/7.2.2.2$Windows_X86_64 LibreOffice_project/02b2acce88a210515b4a5bb2e46cbfb63fe97d56</meta:generator>
  </office:meta>
</office:document-meta>
</file>